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cording started at 2:01</text:p>
      <text:p text:style-name="Standard">(11 minute notes)</text:p>
      <text:p text:style-name="Standard">government must protect an individual's private property (pertains mostly to wealthy) but workers (poor) have fair claim to decent compensation. Who will stand up for poor, laborers, farmers, etc? </text:p>
      <text:p text:style-name="Standard">Liberalism will emererge out of this progressive movement as devoted to defend the common good, the stuff that's good for everyone collectively. The problem is if we stand up for the common good, who defines what IS the common good?? example: Temperance women (no alcohol, men spending whole paychecks, bad for family, etc)</text:p>
      <text:p text:style-name="Standard"/>
      <text:p text:style-name="Standard">Government can't do much to break up the aristocratic identity. But if it could would it want to?</text:p>
      <text:p text:style-name="Standard">Gilded Age created desire to consume goods, suggests elevation in the degree of the standard of living in America. (important achievement.)</text:p>
      <text:p text:style-name="Standard">Samuel Hopkins Adams.</text:p>
      <text:p text:style-name="Standard">Interested in exposing “snake oil” products. Shams, dangerous, unhealthy products being peddled to the public. No warnings on any medicines. No regulations on food. </text:p>
      <text:p text:style-name="Standard">Upton Sinclair was a muckraker.</text:p>
      <text:p text:style-name="Standard">Moved to Chicago, wanted to expose some of the negative aspects of the industrial revolution, how it affected the poor people.</text:p>
      <text:p text:style-name="Standard">Lived in immigrant communities</text:p>
      <text:p text:style-name="Standard">Wrote the book The Jungle.</text:p>
      <text:p text:style-name="Standard">Wanted to break the hearts of American republic by writing about suffering, misery, desperation of immigrant workers in the city. (story of young polish couple ) wanted american public to be aware how hard it was for these people.</text:p>
      <text:p text:style-name="Standard"/>
      <text:p text:style-name="Standard">Not what people got out of it when they read it. </text:p>
      <text:p text:style-name="Standard">Part of his story described in depth what happens in meat packing plants, all the disgusting details, body parts being ground into meat, spoiled meat treated with chemicals so it could be sold, public is more horrified with this than the immigrants themselves. </text:p>
      <text:p text:style-name="Standard">Result doesn't help the immigrant laborers, but it does help in a way.</text:p>
      <text:p text:style-name="Standard">In 1906, the Pure Food and Drug Act, and the Meat Inspection Act basically the government makes sure the food meets a minimum standard.</text:p>
      <text:p text:style-name="Standard"/>
      <text:p text:style-name="Standard">Chicago Worlds Fair 1892…400<text:span text:style-name="T1">th</text:span> anniversary of Columbus discovering America “Columbian World Exposition” hosted millions of tourists from around the world. Perfect managed idealized beautiful city Ferris wheel is created for Chicago worlds fair. Midway is big attraction as well.</text:p>
      <text:p text:style-name="Standard">Designed to be an aesthetic facade, not even a real city. Wooden city made to look like a gleaming perfect white city. On the surface it's perfect, but in reality.... it's not. But both classes of people included.</text:p>
      <text:p text:style-name="Standard"/>
      <text:p text:style-name="Standard">Lots of costumer parties for the rich in NYC.</text:p>
      <text:p text:style-name="Standard">Waldorf Astoria Hotel, very swanky, renowned</text:p>
      <text:p text:style-name="Standard">1897 cornelia martin &amp; her husband threw a ball: <text:s/></text:p>
      <text:p text:style-name="Standard">Theme: dress as members of european royalty</text:p>
      <text:p text:style-name="Standard">was is society pages, everyone was captivated by this</text:p>
      <text:p text:style-name="Standard">Events like this emphasized the division between rich and poor in NYC, while chicago tried to make them look somewhat unified.</text:p>
      <text:p text:style-name="Standard">Bradley Martin (Costume) Ball</text:p>
      <text:p text:style-name="Standard">(37 minute notes)</text:p>
      <text:p text:style-name="Standard">Costume ball hosted in early February, extremely lavish ball. Occurred during deep economic <text:soft-page-break/>depression. Said it would help business recover, seamstresses, cobblers, jewelers, florists,... they'll all make money! </text:p>
      <text:p text:style-name="Standard">How can you celebrate such wealth when the poor can barely make it or are dying? The poor work so hard and contribute so much, yet are still poor. (Producers vs Owners) Progressive movement needs to happen to stop this horrible inequality. Movement of people across a number of classes </text:p>
      <text:p text:style-name="Standard">on a variety of administrative and political levels. Trying to stick up for public good, equalize the playing field between public and private. Hard to explain this movement. </text:p>
      <text:p text:style-name="Standard">Theodore Roosevelt, chief of police, organized security.</text:p>
      <text:p text:style-name="Standard"><text:s/>Teddy Roosevelt central character in progressive movement &amp; it's success. Unique political figure. </text:p>
      <text:p text:style-name="Standard"/>
      <text:p text:style-name="Standard">Was police commissioner, then governor of NY . The elite did not like him &amp; his ideas (taxing corporations, etc) made him VP, cuz VP doesn't do anything. Then McKinley (President) is killed. Murdered by an anarchist. Anarchy , new movement based on belief that little man will never succeed or be treated fairly so anarchy is only solution. System is so broken, no justice, no fairness. Destroy it all. </text:p>
      <text:p text:style-name="Standard">Roosevelt realized best way to overcome the movement was to ignore it...by Improving circumstances. <text:s/>If people are content, they won't buy into that philosophy. Make the idealogy unappealing. </text:p>
      <text:p text:style-name="Standard">Progressive movement: movement of people across a number of classes on a variety of political and administrative level that wanted some way to protect the public interest.</text:p>
      <text:p text:style-name="Standard">Major figure was Theodore Roosevelt.</text:p>
      <text:p text:style-name="Standard"/>
      <text:p text:style-name="Standard">How progressives tried to initiate the sweeping change.</text:p>
      <text:p text:style-name="Standard">Positive strategy: Improve the lives of Americans by adding beneficial, positive, influences in their lives.</text:p>
      <text:p text:style-name="Standard">Positive laws, introduce legislative change: Workmans Comp laws , child labor laws, womens labor laws, strengthen the regulation of RR and utilities. Better mental health institutions. Build playgrounds for kids. Teach immigrants to math &amp; read. </text:p>
      <text:p text:style-name="Standard"/>
      <text:p text:style-name="Standard">Negative strategy: Remove negative influences. </text:p>
      <text:p text:style-name="Standard">Crack down on prostitution, ban consumption of alcohol, improve work place accidents. Tenement housing reform. </text:p>
      <text:p text:style-name="Standard">These reforms took place on every <text:s/>scale. Locally, state (labor laws), national (Meat Act, Pure Food a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2-23T13:51:24.62</meta:creation-date>
    <meta:generator>OpenOffice/4.1.3$Win32 OpenOffice.org_project/413m1$Build-9783</meta:generator>
    <dc:date>2018-02-25T16:07:48</dc:date>
    <dc:creator>Timothy Cayer</dc:creator>
    <meta:editing-duration>PT3H25M41S</meta:editing-duration>
    <meta:editing-cycles>20</meta:editing-cycles>
    <meta:document-statistic meta:table-count="0" meta:image-count="0" meta:object-count="0" meta:page-count="2" meta:paragraph-count="42" meta:word-count="817" meta:character-count="5143"/>
  </office:meta>
</office:document-meta>
</file>